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Z003"/>
    </style:style>
    <style:style style:name="P2" style:family="paragraph" style:parent-style-name="Standard">
      <style:paragraph-properties fo:text-align="start" style:justify-single-word="false"/>
      <style:text-properties style:font-name="DejaVu Sans Mono1"/>
    </style:style>
    <style:style style:name="P3" style:family="paragraph" style:parent-style-name="Standard">
      <style:paragraph-properties fo:text-align="justify" style:justify-single-word="false"/>
      <style:text-properties style:font-name="DejaVu Sans Mono1"/>
    </style:style>
    <style:style style:name="P4" style:family="paragraph" style:parent-style-name="Standard">
      <style:paragraph-properties fo:text-align="center" style:justify-single-word="false"/>
      <style:text-properties style:font-name="URW Gothic" fo:font-size="26pt" style:font-size-asian="26pt" style:font-size-complex="26pt"/>
    </style:style>
    <style:style style:name="P5" style:family="paragraph" style:parent-style-name="Standard">
      <style:paragraph-properties fo:text-align="center" style:justify-single-word="false"/>
      <style:text-properties style:font-name="URW Gothic" fo:font-size="26pt" officeooo:rsid="001c9759" officeooo:paragraph-rsid="001c9759" style:font-size-asian="26pt" style:font-size-complex="26pt"/>
    </style:style>
    <style:style style:name="P6" style:family="paragraph" style:parent-style-name="Standard">
      <style:paragraph-properties fo:text-align="start" style:justify-single-word="false"/>
      <style:text-properties style:font-name="DejaVu Sans Mono" fo:font-size="12pt" fo:font-weight="bold" officeooo:rsid="001c9759" officeooo:paragraph-rsid="001c9759"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DejaVu Sans Mono" fo:font-size="12pt" fo:font-style="italic" fo:font-weight="normal" officeooo:rsid="001c9759" officeooo:paragraph-rsid="001c975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DejaVu Sans Mono" fo:font-size="12pt" fo:font-style="normal" fo:font-weight="normal" officeooo:rsid="001c9759" officeooo:paragraph-rsid="001c9759"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c9759" officeooo:paragraph-rsid="001c9759" style:font-size-asian="10.5pt" style:font-style-asian="italic" style:font-weight-asian="normal" style:font-size-complex="12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e339e" officeooo:paragraph-rsid="001e339e"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f8402" officeooo:paragraph-rsid="001f8402"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f8402" officeooo:paragraph-rsid="0020bbce"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20bbce" officeooo:paragraph-rsid="0020bbce" style:font-size-asian="10.5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31a59c" officeooo:paragraph-rsid="0031a59c"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3d0b8b" officeooo:paragraph-rsid="003d0b8b" style:font-size-asian="10.5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457234" officeooo:paragraph-rsid="00457234" style:font-size-asian="10.5pt" style:font-style-asian="italic" style:font-weight-asian="normal" style:font-size-complex="12pt" style:font-style-complex="italic"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4cda55" officeooo:paragraph-rsid="004cda55"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1e339e" officeooo:paragraph-rsid="001e339e"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1f8402" officeooo:paragraph-rsid="001f8402"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20bbce" officeooo:paragraph-rsid="0020bbce"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1c9759" officeooo:paragraph-rsid="001c9759"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340a9a" officeooo:paragraph-rsid="00340a9a"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3d0b8b" officeooo:paragraph-rsid="003d0b8b"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457234" officeooo:paragraph-rsid="00457234"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4cda55" officeooo:paragraph-rsid="004cda55"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5b53fc" officeooo:paragraph-rsid="005b53fc"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bold" officeooo:rsid="001f8402" officeooo:paragraph-rsid="001f8402" style:font-size-asian="10.5pt" style:font-style-asian="normal" style:font-weight-asian="bold" style:font-size-complex="12pt" style:font-style-complex="normal" style:font-weight-complex="bold"/>
    </style:style>
    <style:style style:name="P28"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bold" officeooo:rsid="003d0b8b" officeooo:paragraph-rsid="003d0b8b" style:font-size-asian="10.5pt" style:font-style-asian="normal" style:font-weight-asian="bold" style:font-size-complex="12pt" style:font-style-complex="normal" style:font-weight-complex="bold"/>
    </style:style>
    <style:style style:name="P29"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bold" officeooo:rsid="00562a78" officeooo:paragraph-rsid="00562a78" style:font-size-asian="10.5pt" style:font-style-asian="normal" style:font-weight-asian="bold" style:font-size-complex="12pt" style:font-style-complex="normal" style:font-weight-complex="bold"/>
    </style:style>
    <style:style style:name="T1" style:family="text">
      <style:text-properties style:font-name="DejaVu Sans Mono1"/>
    </style:style>
    <style:style style:name="T2" style:family="text">
      <style:text-properties officeooo:rsid="001f8402"/>
    </style:style>
    <style:style style:name="T3" style:family="text">
      <style:text-properties officeooo:rsid="0020bbce"/>
    </style:style>
    <style:style style:name="T4" style:family="text">
      <style:text-properties officeooo:rsid="00229ea0"/>
    </style:style>
    <style:style style:name="T5" style:family="text">
      <style:text-properties officeooo:rsid="0025f20c"/>
    </style:style>
    <style:style style:name="T6" style:family="text">
      <style:text-properties officeooo:rsid="0036fd80"/>
    </style:style>
    <style:style style:name="T7" style:family="text">
      <style:text-properties officeooo:rsid="003eebe0"/>
    </style:style>
    <style:style style:name="T8" style:family="text">
      <style:text-properties officeooo:rsid="0047c2e7"/>
    </style:style>
    <style:style style:name="T9" style:family="text">
      <style:text-properties officeooo:rsid="004fbd31"/>
    </style:style>
    <style:style style:name="T10" style:family="text">
      <style:text-properties officeooo:rsid="005817c1"/>
    </style:style>
    <style:style style:name="T11" style:family="text">
      <style:text-properties officeooo:rsid="005e668a"/>
    </style:style>
    <style:style style:name="T12" style:family="text">
      <style:text-properties officeooo:rsid="0072acc4"/>
    </style:style>
    <style:style style:name="T13" style:family="text">
      <style:text-properties officeooo:rsid="0074241b"/>
    </style:style>
    <style:style style:name="T14" style:family="text">
      <style:text-properties officeooo:rsid="00748f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énario Informel</text:p>
      <text:p text:style-name="P1"><text:tab/>Acteurs du scénario : le commercial : Monsieur Dupuis, le client : Monsieur Dupont <text:tab/> </text:p>
      <text:p text:style-name="P1"/>
      <text:p text:style-name="P1"><text:tab/>Monsieur Dupont<text:span text:style-name="T1"> souhaite déménager et s’adresse à une compagnie spécialisée. Cette personne se rend au service client auquel il va fournir des renseignements concernant son logement d’arrivée. Ces informations sont ensuite renseignées dans l’application par le commercial qui s’assure ensuite de leur validité. Le client est donc enregistré.</text:span></text:p>
      <text:p text:style-name="P2"/>
      <text:p text:style-name="P3"><text:tab/>Monsieur Dupuis se rend ensuite au domicile de cette personne afin de réaliser l’inventaire des meubles à transporter puis élabore un inventaire. Le commercial et le client font le tour du logement en passant pièce par pièce, tout en faisant l’inventaire de l’ensemble des meubles, une estimation du nombre de cartons nécessaires pour transporter chacun des objets (les types de cartons sont petits, moyens, barrel, penderie et tableaux) et indique la pièce dans le futur logement qui accueillera chaque meuble. Le commercial va également prendre une photo de chaque meuble qu’il va ensuite retranscrire dans son application afin d’en avoir une description et une estimation du volume. De plus, le commercial peut renseigner pour chaque mobilier s’il est démontable ou non, et dans le cas positif, renseigner le nombre de pièces qui composent le meuble démonté ainsi que le volume de ces pièces.</text:p>
      <text:p text:style-name="P3"/>
      <text:p text:style-name="P3"><text:tab/>Par exemple, Messieurs Dupont et Dupuis se trouvent dans la cuisine; <text:s/>Monsieur Dupuis enregistre l’ensemble des meubles présents dans cette pièce comme un four, un frigo, un micro-ondes, une étagère, etc et Monsieur Dupont lui indique qu’il souhaite mettre son frigo actuel dans son garage. Le commercial prend donc une photo de ce meuble, l’enregistre dans son application et récupère une description sommaire ainsi qu’une estimation du volume de ce meuble (200 litres environ). Le commercial précise dans son application que le frigo n’est pas démontable. Ensuite, Monsieur Dupont indique qu’il désire mettre son étagère dans son futur salon. Monsieur Dupuis prend alors une photo de ce-dernier, suit le même cheminement qu’avec le frigo mais précise que ce mobilier peut se démonter. Il spécifie que l’étagère démontée est composée d’environ une vingtaine de pièces et que son volume s’élèvera à 1m3. <text:s/></text:p>
      <text:p text:style-name="P3"><text:tab/>Une fois que l’ensemble des meubles de la cuisine est analysé, le commercial et le client suivent le même cheminement pour chacune des pièces et chacun des meubles présents dans le logement.</text:p>
      <text:p text:style-name="P3"/>
      <text:p text:style-name="P3"><text:tab/>Une fois la visite terminée, Monsieur Dupont a la possibilité de <text:s/>choisir des options de service selon sa demande. Ces options sont renseignés dans l’application sous deux catégories : éco et premium. <text:soft-page-break/>Le client choisit le service premium démontage et remontage de meubles et le service eco qui contraint le client d’accepter de procéder le déménagement par groupage (c’est-à-dire qu’il est possible d’avoir les meubles de Monsieur Dupont avec des meubles d’autres personnes dans le même camion de déménagement). Ces options permettront de constituer le devis final.</text:p>
      <text:p text:style-name="P3"/>
      <text:p text:style-name="P3"/>
      <text:p text:style-name="P5">Justification</text:p>
      <text:p text:style-name="P6">Page d’accueil:</text:p>
      <text:p text:style-name="P7"/>
      <text:p text:style-name="P7">Entête:</text:p>
      <text:p text:style-name="P7"/>
      <text:p text:style-name="P8">L’entête contient un titre («Liste Clients») afin d’indiquer sa position dans l’application. <text:span text:style-name="T12">L’utilisateur</text:span> n’a <text:span text:style-name="T12">donc </text:span>pas besoin <text:span text:style-name="T12">de </text:span>la mémoriser. Le bouton «Commencer la visite» est en blanc pour ressortir de l’entête montrant son importance. Il est à droite pour conserver le sens logique de la lecture. Il indique la prochaine étape. <text:s/></text:p>
      <text:p text:style-name="P6"/>
      <text:p text:style-name="P9">Positionnement colonnes:</text:p>
      <text:p text:style-name="P9"/>
      <text:p text:style-name="P21">La lecture des colonnes se fait dans la sens de la lecture. On choisi<text:span text:style-name="T12">t</text:span> d’abord le client, puis on vérifie les informations client puis ceux du logement.</text:p>
      <text:p text:style-name="P21"/>
      <text:p text:style-name="P10">Liste Clients (colonne gauche):</text:p>
      <text:p text:style-name="P10"/>
      <text:p text:style-name="P18">L’utilisateur peut à tout moment connaître la liste des clients existants et en choisir un en touchant le nom. Un flèche indique le client affiché. Ce choix permet un affichage en arbre des informations. Pour chaque clients on a plusieurs informations.</text:p>
      <text:p text:style-name="P18"/>
      <text:p text:style-name="P10">Informations Client (colonne milieu):</text:p>
      <text:p text:style-name="P10"/>
      <text:p text:style-name="P18">Les champs sont précédés d’un libellé simple. Des icons sont utilisé<text:span text:style-name="T12">e</text:span>s pour le téléphone et le mail afin de les séparer des autres informations. Elles sont alors divisées en trois groupe: informations générales, informations de contact, autres informations.</text:p>
      <text:p text:style-name="P18"/>
      <text:p text:style-name="P10">Informations Logement (colonne droite):</text:p>
      <text:p text:style-name="P10"/>
      <text:p text:style-name="P18">Une liste déroulante est utilisée pour le type de logement puisqu’il y un nombre restreint et suffisamment petit de type. Une <text:span text:style-name="T2">case à cocher permet d’indiquer si le logement d’arrivé a plusieurs étages car il n’y a que deux états possibles.</text:span></text:p>
      <text:p text:style-name="P18"/>
      <text:p text:style-name="P18"><text:soft-page-break/></text:p>
      <text:p text:style-name="P27">Liste Salles:</text:p>
      <text:p text:style-name="P27"/>
      <text:p text:style-name="P11">Liste:</text:p>
      <text:p text:style-name="P11"/>
      <text:p text:style-name="P19">Les salles sont indiqué<text:span text:style-name="T13">e</text:span>s en colonne pour faciliter la lecture et pouvoir voir l’ensemble des salles. En cliquant sur <text:span text:style-name="T4">le bouton d’édition</text:span>, l’utilisateur est redirig<text:span text:style-name="T13">é</text:span> vers la fenêtre d’ajout des meubles et objets pour cette pièce. Un bouton ajouté, en bas de la liste, permet à l’utilisateur d’ajouter une nouvelle pièce.</text:p>
      <text:p text:style-name="P19"/>
      <text:p text:style-name="P11">Bas de page:</text:p>
      <text:p text:style-name="P11"/>
      <text:p text:style-name="P19">Les deux boutons de contrôle de la visite sont explicites. «Annuler la visite» permet de revenir à la liste des clients. «Terminer visite» permet de conclure la visite et d’afficher les services. Les deux boutons répondent au sens chronologique. Annuler visite permet de revenir en arrière tandis que terminer visite fait avancer dans la <text:span text:style-name="T3">démarche du déménagement.</text:span></text:p>
      <text:p text:style-name="P19"/>
      <text:p text:style-name="P27"><text:span text:style-name="T13">Édition</text:span> Salle:</text:p>
      <text:p text:style-name="P27"/>
      <text:p text:style-name="P12">Entête:</text:p>
      <text:p text:style-name="P12"/>
      <text:p text:style-name="P20">L’entête contient les informations permettant à l’utilisateur de se situer dans l’application: <text:span text:style-name="T13">l</text:span>e nom du client courant et la salle dans lequel il se situe.</text:p>
      <text:p text:style-name="P20"/>
      <text:p text:style-name="P13">Listes:</text:p>
      <text:p text:style-name="P13"/>
      <text:p text:style-name="P20">Les liste conserve le même design que la liste pour les salles car ils ont le même rôle: un nom indique le meuble ou l’objet et <text:span text:style-name="T5">un bouton d’édition permet d’éditer le meuble ou l’objet. Pour les objets, un indicateur de quantité est affiché. En bas de chaque liste, deux boutons d’ajout. On conserve le même modèle que pour la liste des salles pour garder de la cohérence intuitivement.</text:span></text:p>
      <text:p text:style-name="P20"/>
      <text:p text:style-name="P14">Pied de page:</text:p>
      <text:p text:style-name="P14"/>
      <text:p text:style-name="P22">Le bouton à gauche permet de revenir à la liste des salles. La liste des cartons est affichée en dessous de la liste des objets c<text:span text:style-name="T6">ar les cartons ne concernent que les objets. Sa position en bas indique qu’il s’agit d’un résumé.</text:span></text:p>
      <text:p text:style-name="P22"/>
      <text:p text:style-name="P28"/>
      <text:p text:style-name="P28"/>
      <text:p text:style-name="P28"/>
      <text:p text:style-name="P28"/>
      <text:p text:style-name="P28"><text:soft-page-break/></text:p>
      <text:p text:style-name="P28"><text:span text:style-name="T14">Édition</text:span> <text:span text:style-name="T10">M</text:span>eubles/<text:span text:style-name="T10">O</text:span>bjets:</text:p>
      <text:p text:style-name="P28"/>
      <text:p text:style-name="P15">Champs informations:</text:p>
      <text:p text:style-name="P15"/>
      <text:p text:style-name="P23">Les informations sont regroupé<text:span text:style-name="T14">e</text:span>s à gauche sous la forme <text:span text:style-name="T7">de champs afin d’être facilement éditable et lisible. Elles suivent les normes d’un formulaire. Ce modèle offre un flexibilité dans l’ajout de certaines informations.</text:span></text:p>
      <text:p text:style-name="P20"/>
      <text:p text:style-name="P16">Image et description:</text:p>
      <text:p text:style-name="P16"/>
      <text:p text:style-name="P24">L’image et la description du produit sont à droite car ces informations sont moins importantes. Dan<text:span text:style-name="T8">s le cadre de l’image, une croix permet d’ajouter une image via un fichier ou directement depuis l’appareil photo du mobile. Le bloc de description complète la colonne pour être associé à l’image. De plus, il permet un équilibrage de la structure de l’image et compenser les champs d’information sur la gauche.</text:span></text:p>
      <text:p text:style-name="P24"/>
      <text:p text:style-name="P17">Bas de page:</text:p>
      <text:p text:style-name="P17"/>
      <text:p text:style-name="P25">Les boutons «annuler» et «confirmer» suivent le même modèle que les autres pages. <text:span text:style-name="T9">Le champ «quantité» est à part des autres informations pour être plus accessible visuellement.</text:span></text:p>
      <text:p text:style-name="P13"/>
      <text:p text:style-name="P29">Choix Services:</text:p>
      <text:p text:style-name="P29"/>
      <text:p text:style-name="P26">Les services prennent la forme de deux listes répertoriant pour celle de gauche, les services premium et à droite les services écos. <text:span text:style-name="T11">Les prix pour chaque service sont alignés pour faciliter la lecture et maintenir le client informés des prix. Chaque service est précédé d’une checkbox et d’un libellé. Pour maintenir le client informé, la somme du prix et des services est indiquée en bas. Aucun calcul de tête n’est nécessaire. </text:span></text:p>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09:59:17.147382604</meta:creation-date>
    <dc:date>2018-10-09T20:25:00.539253254</dc:date>
    <meta:editing-duration>PT2H9M2S</meta:editing-duration>
    <meta:editing-cycles>71</meta:editing-cycles>
    <meta:generator>LibreOffice/5.1.6.2$Linux_X86_64 LibreOffice_project/10m0$Build-2</meta:generator>
    <meta:document-statistic meta:table-count="0" meta:image-count="0" meta:object-count="0" meta:page-count="4" meta:paragraph-count="41" meta:word-count="1151" meta:character-count="7256" meta:non-whitespace-character-count="6128"/>
  </office:meta>
</office:document-meta>
</file>